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value of the Arc in the project editor will be this value. Only available when <text:span text:style-name="backtick">Value type</text:span> is set to <text:span text:style-name="backtick">Expression</text:span>.</text:p>,
                                            <text:list xml:id="list_Arc11" text:continue-numbering="true" text:continue-list="list_Arc10"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2"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3" text:continue-numbering="true" text:continue-list="list_Arc11" text:style-name="Outline">
                                                <text:list-item>
                                                    <text:list>
                                                        <text:list-item>
                                                            <text:list>
                                                                <text:list-item>
                                                                    <text:h text:style-name="Heading_20_3" text:outline-level="3">
                                                                        Bg start angle
                                                                        <text:s text:c="4"/>
                                                                        <text:span text:style-name="T2">EXPRESSION (integ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4" text:continue-numbering="true" text:continue-list="list_Arc13" text:style-name="Outline">
                                                <text:list-item>
                                                    <text:list>
                                                        <text:list-item>
                                                            <text:list>
                                                                <text:list-item>
                                                                    <text:h text:style-name="Heading_20_3" text:outline-level="3">
                                                                        Bg start angle type
                                                                        <text:s text:c="4"/>
                                                                        <text:span text:style-name="T2">Enum</text:span>
                                                                    </text:h>
                                                                </text:list-item>
                                                            </text:list>
                                                        </text:list-item>
                                                    </text:list>
                                                </text:list-item>
                                            </text:list>
                                            <text:p text:style-name="Standard">Defines whether the <text:span text:style-name="backtick">Bg start angle</text:span> will be given as a Literal or as an Expression.</text:p>,
                                            <text:list xml:id="list_Arc15" text:continue-numbering="true" text:continue-list="list_Arc14" text:style-name="Outline">
                                                <text:list-item>
                                                    <text:list>
                                                        <text:list-item>
                                                            <text:list>
                                                                <text:list-item>
                                                                    <text:h text:style-name="Heading_20_3" text:outline-level="3">
                                                                        Preview bg start angle
                                                                        <text:s text:c="4"/>
                                                                        <text:span text:style-name="T2">String</text:span>
                                                                    </text:h>
                                                                </text:list-item>
                                                            </text:list>
                                                        </text:list-item>
                                                    </text:list>
                                                </text:list-item>
                                            </text:list>
                                            <text:p text:style-name="Standard">This is optional property. If specified then the background start angle of the Arc in the project editor will be this value. Only available when <text:span text:style-name="backtick">Bg start angle type</text:span> is set to <text:span text:style-name="backtick">Expression</text:span>.</text:p>,
                                            <text:list xml:id="list_Arc16" text:continue-numbering="true" text:continue-list="list_Arc15" text:style-name="Outline">
                                                <text:list-item>
                                                    <text:list>
                                                        <text:list-item>
                                                            <text:list>
                                                                <text:list-item>
                                                                    <text:h text:style-name="Heading_20_3" text:outline-level="3">
                                                                        Bg end angle
                                                                        <text:s text:c="4"/>
                                                                        <text:span text:style-name="T2">EXPRESSION (integ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7" text:continue-numbering="true" text:continue-list="list_Arc16" text:style-name="Outline">
                                                <text:list-item>
                                                    <text:list>
                                                        <text:list-item>
                                                            <text:list>
                                                                <text:list-item>
                                                                    <text:h text:style-name="Heading_20_3" text:outline-level="3">
                                                                        Bg end angle type
                                                                        <text:s text:c="4"/>
                                                                        <text:span text:style-name="T2">Enum</text:span>
                                                                    </text:h>
                                                                </text:list-item>
                                                            </text:list>
                                                        </text:list-item>
                                                    </text:list>
                                                </text:list-item>
                                            </text:list>
                                            <text:p text:style-name="Standard">Defines whether the <text:span text:style-name="backtick">Bg end angle</text:span> will be given as a Literal or as an Expression.</text:p>,
                                            <text:list xml:id="list_Arc18" text:continue-numbering="true" text:continue-list="list_Arc17" text:style-name="Outline">
                                                <text:list-item>
                                                    <text:list>
                                                        <text:list-item>
                                                            <text:list>
                                                                <text:list-item>
                                                                    <text:h text:style-name="Heading_20_3" text:outline-level="3">
                                                                        Preview bg end angle
                                                                        <text:s text:c="4"/>
                                                                        <text:span text:style-name="T2">String</text:span>
                                                                    </text:h>
                                                                </text:list-item>
                                                            </text:list>
                                                        </text:list-item>
                                                    </text:list>
                                                </text:list-item>
                                            </text:list>
                                            <text:p text:style-name="Standard">This is optional property. If specified then the background end angle of the Arc in the project editor will be this value. Only available when <text:span text:style-name="backtick">Bg end angle type</text:span> is set to <text:span text:style-name="backtick">Expression</text:span>.</text:p>,
                                            <text:list xml:id="list_Arc19" text:continue-numbering="true" text:continue-list="list_Arc18" text:style-name="Outline">
                                                <text:list-item>
                                                    <text:list>
                                                        <text:list-item>
                                                            <text:list>
                                                                <text:list-item>
                                                                    <text:h text:style-name="Heading_20_3" text:outline-level="3">
                                                                        Rotation
                                                                        <text:s text:c="4"/>
                                                                        <text:span text:style-name="T2">EXPRESSION (integer)</text:span>
                                                                    </text:h>
                                                                </text:list-item>
                                                            </text:list>
                                                        </text:list-item>
                                                    </text:list>
                                                </text:list-item>
                                            </text:list>
                                            <text:p text:style-name="Standard">An offset to the 0 degree position.</text:p>,
                                            <text:list xml:id="list_Arc20" text:continue-numbering="true" text:continue-list="list_Arc19" text:style-name="Outline">
                                                <text:list-item>
                                                    <text:list>
                                                        <text:list-item>
                                                            <text:list>
                                                                <text:list-item>
                                                                    <text:h text:style-name="Heading_20_3" text:outline-level="3">
                                                                        Rotation type
                                                                        <text:s text:c="4"/>
                                                                        <text:span text:style-name="T2">Enum</text:span>
                                                                    </text:h>
                                                                </text:list-item>
                                                            </text:list>
                                                        </text:list-item>
                                                    </text:list>
                                                </text:list-item>
                                            </text:list>
                                            <text:p text:style-name="Standard">Defines whether the <text:span text:style-name="backtick">Rotation</text:span> will be given as a Literal or as an Expression.</text:p>,
                                            <text:list xml:id="list_Arc21" text:continue-numbering="true" text:continue-list="list_Arc20" text:style-name="Outline">
                                                <text:list-item>
                                                    <text:list>
                                                        <text:list-item>
                                                            <text:list>
                                                                <text:list-item>
                                                                    <text:h text:style-name="Heading_20_3" text:outline-level="3">
                                                                        Preview rotation
                                                                        <text:s text:c="4"/>
                                                                        <text:span text:style-name="T2">String</text:span>
                                                                    </text:h>
                                                                </text:list-item>
                                                            </text:list>
                                                        </text:list-item>
                                                    </text:list>
                                                </text:list-item>
                                            </text:list>
                                            <text:p text:style-name="Standard">This is optional property. If specified then the rotation of the Arc in the project editor will be this value. Only available when <text:span text:style-name="backtick">Rotation type</text:span> is set to <text:span text:style-name="backtick">Expression</text:span>.</text:p>,
                                            <text:list xml:id="list_Arc22" text:continue-numbering="true" text:continue-list="list_Arc21" text:style-name="Outline">
                                                <text:list-item>
                                                    <text:list>
                                                        <text:list-item>
                                                            <text:list>
                                                                <text:list-item>
                                                                    <text:h text:style-name="Heading_20_3" text:outline-level="3">
                                                                        Use start/end angle
                                                                        <text:s text:c="4"/>
                                                                        <text:span text:style-name="T2">Boolean</text:span>
                                                                    </text:h>
                                                                </text:list-item>
                                                            </text:list>
                                                        </text:list-item>
                                                    </text:list>
                                                </text:list-item>
                                            </text:list>
                                            <text:p text:style-name="Standard">When enabled, the arc is controlled directly by start and end angles instead of by a value within a range. The <text:span text:style-name="backtick">Range min</text:span>, <text:span text:style-name="backtick">Range max</text:span>, <text:span text:style-name="backtick">Value</text:span>, and <text:span text:style-name="backtick">Mode</text:span> properties are hidden, and the <text:span text:style-name="backtick">Start angle</text:span> and <text:span text:style-name="backtick">End angle</text:span> properties are shown instead.</text:p>,
                                            <text:list xml:id="list_Arc23" text:continue-numbering="true" text:continue-list="list_Arc22" text:style-name="Outline">
                                                <text:list-item>
                                                    <text:list>
                                                        <text:list-item>
                                                            <text:list>
                                                                <text:list-item>
                                                                    <text:h text:style-name="Heading_20_3" text:outline-level="3">
                                                                        Show note about use angle
                                                                        <text:s text:c="4"/>
                                                                        <text:span text:style-name="T2">Any</text:span>
                                                                    </text:h>
                                                                </text:list-item>
                                                            </text:list>
                                                        </text:list-item>
                                                    </text:list>
                                                </text:list-item>
                                            </text:list>
                                            <text:p text:style-name="Standard">Displays a note with instructions on how to make the arc non-adjustable: set the opacity (in Miscellaneous style section) of the knob to 0 and make the arc non-clickable (uncheck "Clickable" flag). Only visible when <text:span text:style-name="backtick">Use start/end angle</text:span> is enabled.</text:p>,
                                            <text:list xml:id="list_Arc24" text:continue-numbering="true" text:continue-list="list_Arc23" text:style-name="Outline">
                                                <text:list-item>
                                                    <text:list>
                                                        <text:list-item>
                                                            <text:list>
                                                                <text:list-item>
                                                                    <text:h text:style-name="Heading_20_3" text:outline-level="3">
                                                                        Start angle
                                                                        <text:s text:c="4"/>
                                                                        <text:span text:style-name="T2">EXPRESSION (integer)</text:span>
                                                                    </text:h>
                                                                </text:list-item>
                                                            </text:list>
                                                        </text:list-item>
                                                    </text:list>
                                                </text:list-item>
                                            </text:list>
                                            <text:p text:style-name="Standard">Start angle of the foreground (indicator) arc. Zero degrees is at the middle right (3 o'clock) of the object and the degrees are increasing in clockwise direction. The angles should be in the <text:span text:style-name="backtick">[0, 360]</text:span> range. Only visible when <text:span text:style-name="backtick">Use start/end angle</text:span> is enabled.</text:p>,
                                            <text:list xml:id="list_Arc25" text:continue-numbering="true" text:continue-list="list_Arc24" text:style-name="Outline">
                                                <text:list-item>
                                                    <text:list>
                                                        <text:list-item>
                                                            <text:list>
                                                                <text:list-item>
                                                                    <text:h text:style-name="Heading_20_3" text:outline-level="3">
                                                                        Start angle type
                                                                        <text:s text:c="4"/>
                                                                        <text:span text:style-name="T2">Enum</text:span>
                                                                    </text:h>
                                                                </text:list-item>
                                                            </text:list>
                                                        </text:list-item>
                                                    </text:list>
                                                </text:list-item>
                                            </text:list>
                                            <text:p text:style-name="Standard">Defines whether the <text:span text:style-name="backtick">Start angle</text:span> will be given as a Literal or as an Expression.</text:p>,
                                            <text:list xml:id="list_Arc26" text:continue-numbering="true" text:continue-list="list_Arc25" text:style-name="Outline">
                                                <text:list-item>
                                                    <text:list>
                                                        <text:list-item>
                                                            <text:list>
                                                                <text:list-item>
                                                                    <text:h text:style-name="Heading_20_3" text:outline-level="3">
                                                                        Preview start angle
                                                                        <text:s text:c="4"/>
                                                                        <text:span text:style-name="T2">String</text:span>
                                                                    </text:h>
                                                                </text:list-item>
                                                            </text:list>
                                                        </text:list-item>
                                                    </text:list>
                                                </text:list-item>
                                            </text:list>
                                            <text:p text:style-name="Standard">This is optional property. If specified then the start angle of the Arc in the project editor will be this value. Only available when <text:span text:style-name="backtick">Start angle type</text:span> is set to <text:span text:style-name="backtick">Expression</text:span>.</text:p>,
                                            <text:list xml:id="list_Arc27" text:continue-numbering="true" text:continue-list="list_Arc26" text:style-name="Outline">
                                                <text:list-item>
                                                    <text:list>
                                                        <text:list-item>
                                                            <text:list>
                                                                <text:list-item>
                                                                    <text:h text:style-name="Heading_20_3" text:outline-level="3">
                                                                        End angle
                                                                        <text:s text:c="4"/>
                                                                        <text:span text:style-name="T2">EXPRESSION (integer)</text:span>
                                                                    </text:h>
                                                                </text:list-item>
                                                            </text:list>
                                                        </text:list-item>
                                                    </text:list>
                                                </text:list-item>
                                            </text:list>
                                            <text:p text:style-name="Standard">End angle of the foreground (indicator) arc. Zero degrees is at the middle right (3 o'clock) of the object and the degrees are increasing in clockwise direction. The angles should be in the <text:span text:style-name="backtick">[0, 360]</text:span> range. Only visible when <text:span text:style-name="backtick">Use start/end angle</text:span> is enabled.</text:p>,
                                            <text:list xml:id="list_Arc28" text:continue-numbering="true" text:continue-list="list_Arc27" text:style-name="Outline">
                                                <text:list-item>
                                                    <text:list>
                                                        <text:list-item>
                                                            <text:list>
                                                                <text:list-item>
                                                                    <text:h text:style-name="Heading_20_3" text:outline-level="3">
                                                                        End angle type
                                                                        <text:s text:c="4"/>
                                                                        <text:span text:style-name="T2">Enum</text:span>
                                                                    </text:h>
                                                                </text:list-item>
                                                            </text:list>
                                                        </text:list-item>
                                                    </text:list>
                                                </text:list-item>
                                            </text:list>
                                            <text:p text:style-name="Standard">Defines whether the <text:span text:style-name="backtick">End angle</text:span> will be given as a Literal or as an Expression.</text:p>,
                                            <text:list xml:id="list_Arc29" text:continue-numbering="true" text:continue-list="list_Arc28" text:style-name="Outline">
                                                <text:list-item>
                                                    <text:list>
                                                        <text:list-item>
                                                            <text:list>
                                                                <text:list-item>
                                                                    <text:h text:style-name="Heading_20_3" text:outline-level="3">
                                                                        Preview end angle
                                                                        <text:s text:c="4"/>
                                                                        <text:span text:style-name="T2">String</text:span>
                                                                    </text:h>
                                                                </text:list-item>
                                                            </text:list>
                                                        </text:list-item>
                                                    </text:list>
                                                </text:list-item>
                                            </text:list>
                                            <text:p text:style-name="Standard">This is optional property. If specified then the end angle of the Arc in the project editor will be this value. Only available when <text:span text:style-name="backtick">End angle type</text:span> is set to <text:span text:style-name="backtick">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30" text:continue-numbering="true" text:continue-list="list_Arc2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rc31" text:continue-numbering="true" text:continue-list="list_Arc3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rc32" text:continue-numbering="true" text:continue-list="list_Arc3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rc3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34" text:continue-numbering="true" text:continue-list="list_Arc3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35" text:continue-numbering="true" text:continue-list="list_Arc3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3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37" text:continue-numbering="true" text:continue-list="list_Arc3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38" text:continue-numbering="true" text:continue-list="list_Arc3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3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40" text:continue-numbering="true" text:continue-list="list_Arc3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41" text:continue-numbering="true" text:continue-list="list_Arc4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4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43" text:continue-numbering="true" text:continue-list="list_Arc4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44" text:continue-numbering="true" text:continue-list="list_Arc4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4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rc46" text:continue-numbering="true" text:continue-list="list_Arc4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Arc47" text:continue-numbering="true" text:continue-list="list_Arc4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48" text:continue-numbering="true" text:continue-list="list_Arc4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49" text:continue-numbering="true" text:continue-list="list_Arc4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50" text:continue-numbering="true" text:continue-list="list_Arc4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51" text:continue-numbering="true" text:continue-list="list_Arc5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52" text:continue-numbering="true" text:continue-list="list_Arc5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53" text:continue-numbering="true" text:continue-list="list_Arc5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54" text:continue-numbering="true" text:continue-list="list_Arc5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55" text:continue-numbering="true" text:continue-list="list_Arc5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56" text:continue-numbering="true" text:continue-list="list_Arc5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57" text:continue-numbering="true" text:continue-list="list_Arc5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58" text:continue-numbering="true" text:continue-list="list_Arc5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59" text:continue-numbering="true" text:continue-list="list_Arc5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60" text:continue-numbering="true" text:continue-list="list_Arc5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61" text:continue-numbering="true" text:continue-list="list_Arc6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62" text:continue-numbering="true" text:continue-list="list_Arc6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63" text:continue-numbering="true" text:continue-list="list_Arc6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64" text:continue-numbering="true" text:continue-list="list_Arc6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65" text:continue-numbering="true" text:continue-list="list_Arc6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66" text:continue-numbering="true" text:continue-list="list_Arc6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67" text:continue-numbering="true" text:continue-list="list_Arc6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68" text:continue-numbering="true" text:continue-list="list_Arc6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69" text:continue-numbering="true" text:continue-list="list_Arc6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70" text:continue-numbering="true" text:continue-list="list_Arc6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71" text:continue-numbering="true" text:continue-list="list_Arc7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72" text:continue-numbering="true" text:continue-list="list_Arc7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73" text:continue-numbering="true" text:continue-list="list_Arc7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7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75" text:continue-numbering="true" text:continue-list="list_Arc7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7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rc77" text:continue-numbering="true" text:continue-list="list_Arc7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7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rc79" text:continue-numbering="true" text:continue-list="list_Arc7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8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81" text:continue-numbering="true" text:continue-list="list_Arc7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82" text:continue-numbering="true" text:continue-list="list_Arc8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83" text:continue-numbering="true" text:continue-list="list_Arc8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84" text:continue-numbering="true" text:continue-list="list_Arc8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85" text:continue-numbering="true" text:continue-list="list_Arc8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86" text:continue-numbering="true" text:continue-list="list_Arc8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87" text:continue-numbering="true" text:continue-list="list_Arc8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88" text:continue-numbering="true" text:continue-list="list_Arc8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8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90" text:continue-numbering="true" text:continue-list="list_Arc8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91" text:continue-numbering="true" text:continue-list="list_Arc9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92" text:continue-numbering="true" text:continue-list="list_Arc9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93" text:style-name="List_20_1">
                        
                        <text:list-item>
                            <text:p text:style-name="List_20_1_20_Start">
                                <text:span text:style-name="T1">Arc</text:span>
                            </text:p>
                            
                        </text:list-item>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